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40" officeooo:paragraph-rsid="00155440"/>
    </style:style>
    <style:style style:name="P2" style:family="paragraph" style:parent-style-name="Standard">
      <style:text-properties officeooo:rsid="00156c7f" officeooo:paragraph-rsid="00156c7f"/>
    </style:style>
    <style:style style:name="P3" style:family="paragraph" style:parent-style-name="Standard">
      <style:text-properties officeooo:rsid="0019f59f" officeooo:paragraph-rsid="0019f59f"/>
    </style:style>
    <style:style style:name="P4" style:family="paragraph" style:parent-style-name="Standard">
      <style:text-properties officeooo:rsid="001ab7a6" officeooo:paragraph-rsid="001ab7a6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officeooo:rsid="00156c7f"/>
    </style:style>
    <style:style style:name="T2" style:family="text">
      <style:text-properties officeooo:rsid="001ab7a6"/>
    </style:style>
    <style:style style:name="T3" style:family="text">
      <style:text-properties officeooo:rsid="001e0065"/>
    </style:style>
    <style:style style:name="gr1" style:family="graphic">
      <style:graphic-properties draw:fill-color="#ffffff" draw:textarea-horizontal-align="justify" draw:textarea-vertical-align="middle" draw:auto-grow-height="false" fo:min-height="0.3984in" fo:min-width="0.9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425in" fo:min-width="1.6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3083in" fo:min-width="1.0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You have been hired to work in a hospital setting where several</text:p>
      <text:p text:style-name="P1">systems/subsystems are running concurrently to provide patient care. The systems</text:p>
      <text:p text:style-name="P1">are patient management(EMR), Lab information system(LIS), Pharmacy Information</text:p>
      <text:p text:style-name="P1">system(PIS) and Accounts. You are required to produce an architectural/schematic</text:p>
      <text:p text:style-name="P1">diagram to the board showing a patient workflow end to end. Use UML, flow</text:p>
      <text:p text:style-name="P1">diagrams and flow charts to explain.</text:p>
      <text:p text:style-name="P1"><draw:custom-shape text:anchor-type="paragraph" draw:z-index="0" draw:name="Shape2" draw:style-name="gr1" draw:text-style-name="P5" svg:width="1.3807in" svg:height="0.5642in" svg:x="2.1602in" svg:y="0.1598in"><text:p>Patient walk 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9" draw:name="Shape1" draw:style-name="gr4" draw:text-style-name="P6" svg:x1="2.8465in" svg:y1="0.1484in" svg:x2="2.8465in" svg:y2="0.3992in"><text:p/></draw:line></text:p>
      <text:p text:style-name="P1"/>
      <text:p text:style-name="P1"><draw:custom-shape text:anchor-type="paragraph" draw:z-index="1" draw:name="Shape3" draw:style-name="gr2" draw:text-style-name="P5" svg:width="1.6768in" svg:height="0.4898in" svg:x="2.0953in" svg:y="0.0161in"><text:p>Patient registr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0" draw:name="Shape4" draw:style-name="gr4" draw:text-style-name="P6" svg:x1="2.828in" svg:y1="0.122in" svg:x2="2.828in" svg:y2="0.3295in"><text:p/></draw:line></text:p>
      <text:p text:style-name="P1"><draw:custom-shape text:anchor-type="paragraph" draw:z-index="2" draw:name="Shape3" draw:style-name="gr2" draw:text-style-name="P5" svg:width="1.6768in" svg:height="0.4898in" svg:x="2.1047in" svg:y="0.1382in"><text:p>Nursing st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line text:anchor-type="paragraph" draw:z-index="11" draw:name="Shape5" draw:style-name="gr4" draw:text-style-name="P6" svg:x1="2.828in" svg:y1="0.0528in" svg:x2="2.828in" svg:y2="0.248in"><text:p/></draw:line></text:p>
      <text:p text:style-name="P1"><draw:custom-shape text:anchor-type="paragraph" draw:z-index="6" draw:name="Shape3" draw:style-name="gr2" draw:text-style-name="P5" svg:width="1.6768in" svg:height="0.4898in" svg:x="2.0583in" svg:y="0.0563in"><text:p>OP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4" draw:name="Shape8" draw:style-name="gr4" draw:text-style-name="P6" svg:x1="0.6799in" svg:y1="0.0535in" svg:x2="0.6799in" svg:y2="0.4535in"><text:p/></draw:line><draw:line text:anchor-type="paragraph" draw:z-index="15" draw:name="Shape9" draw:style-name="gr4" draw:text-style-name="P6" svg:x1="0.7445in" svg:y1="0.0445in" svg:x2="2.0583in" svg:y2="0.0445in"><text:p/></draw:line><draw:line text:anchor-type="paragraph" draw:z-index="16" draw:name="Shape10" draw:style-name="gr4" draw:text-style-name="P6" svg:x1="3.7346in" svg:y1="0.0075in" svg:x2="4.911in" svg:y2="0.0075in"><text:p/></draw:line><draw:line text:anchor-type="paragraph" draw:z-index="17" draw:name="Shape11" draw:style-name="gr4" draw:text-style-name="P6" svg:x1="4.902in" svg:y1="0.0535in" svg:x2="4.902in" svg:y2="0.4488in"><text:p/></draw:line></text:p>
      <text:p text:style-name="P1"/>
      <text:p text:style-name="P1"><draw:custom-shape text:anchor-type="paragraph" draw:z-index="5" draw:name="Shape3" draw:style-name="gr2" draw:text-style-name="P5" svg:width="1.6768in" svg:height="0.4898in" svg:x="0.0209in" svg:y="0.0701in"><text:p>Laborato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2" draw:text-style-name="P5" svg:width="1.6768in" svg:height="0.4898in" svg:x="4.2535in" svg:y="0.0654in"><text:p>Inpati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8" draw:name="Shape12" draw:style-name="gr4" draw:text-style-name="P6" svg:x1="0.661in" svg:y1="0.1764in" svg:x2="0.661in" svg:y2="0.6575in"><text:p/></draw:line></text:p>
      <text:p text:style-name="P1"><draw:line text:anchor-type="paragraph" draw:z-index="21" draw:name="Shape15" draw:style-name="gr4" draw:text-style-name="P6" svg:x1="4.8555in" svg:y1="0.4563in" svg:x2="4.8555in" svg:y2="0.0307in"><text:p/></draw:line></text:p>
      <text:p text:style-name="P1"><draw:custom-shape text:anchor-type="paragraph" draw:z-index="3" draw:name="Shape3" draw:style-name="gr2" draw:text-style-name="P5" svg:width="1.6768in" svg:height="0.4898in" svg:x="2.1693in" svg:y="0.0382in"><text:p>Pharmac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9" draw:name="Shape13" draw:style-name="gr4" draw:text-style-name="P6" svg:x1="0.7165in" svg:y1="0.1102in" svg:x2="2.124in" svg:y2="0.1102in"><text:p/></draw:line><draw:line text:anchor-type="paragraph" draw:z-index="20" draw:name="Shape14" draw:style-name="gr4" draw:text-style-name="P6" svg:x1="3.8457in" svg:y1="0.1193in" svg:x2="4.8831in" svg:y2="0.1193in"><text:p/></draw:line></text:p>
      <text:p text:style-name="P1"><draw:line text:anchor-type="paragraph" draw:z-index="12" draw:name="Shape6" draw:style-name="gr4" draw:text-style-name="P6" svg:x1="2.8744in" svg:y1="0.1445in" svg:x2="2.8744in" svg:y2="0.4272in"><text:p/></draw:line></text:p>
      <text:p text:style-name="P1"/>
      <text:p text:style-name="P1"><draw:custom-shape text:anchor-type="paragraph" draw:z-index="4" draw:name="Shape3" draw:style-name="gr2" draw:text-style-name="P5" svg:width="1.6768in" svg:height="0.4898in" svg:x="2.1783in" svg:y="0.0811in"><text:p>Bill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3" draw:name="Shape7" draw:style-name="gr4" draw:text-style-name="P6" svg:x1="2.8465in" svg:y1="0.1874in" svg:x2="2.8465in" svg:y2="0.4902in"><text:p/></draw:line></text:p>
      <text:p text:style-name="P1"/>
      <text:p text:style-name="P1"><draw:custom-shape text:anchor-type="paragraph" draw:z-index="7" draw:name="Shape2" draw:style-name="gr3" draw:text-style-name="P5" svg:width="1.5012in" svg:height="0.435in" svg:x="2.1693in" svg:y="0.1071in"><text:p>Walk o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ML diagrams</text:p>
      <text:p text:style-name="P3">a<text:span text:style-name="T2">)</text:span>.patient registration</text:p>
      <text:p text:style-name="P3"/>
      <text:p text:style-name="P3">name:String</text:p>
      <text:p text:style-name="P3">medicalNo:String</text:p>
      <text:p text:style-name="P3">age:Integer</text:p>
      <text:p text:style-name="P3"/>
      <text:p text:style-name="P3"><text:span text:style-name="T2">add</text:span>()</text:p>
      <text:p text:style-name="P3">edit()</text:p>
      <text:p text:style-name="P3">delete()</text:p>
      <text:p text:style-name="P3"/>
      <text:p text:style-name="P3">b<text:span text:style-name="T2">)</text:span>.Nursing station</text:p>
      <text:p text:style-name="P3">temperature:Double</text:p>
      <text:p text:style-name="P3">pulse:Integer</text:p>
      <text:p text:style-name="P4">weight:Double</text:p>
      <text:p text:style-name="P4">height:Double</text:p>
      <text:p text:style-name="P4"/>
      <text:p text:style-name="P4">add()</text:p>
      <text:p text:style-name="P4">edit()</text:p>
      <text:p text:style-name="P4"/>
      <text:p text:style-name="P4">c.) outpatient department</text:p>
      <text:p text:style-name="P4">complaint:Text</text:p>
      <text:p text:style-name="P4">duration:String</text:p>
      <text:p text:style-name="P4"/>
      <text:p text:style-name="P4">add()</text:p>
      <text:p text:style-name="P4">edit()</text:p>
      <text:p text:style-name="P4"/>
      <text:p text:style-name="P4">d.)Laboratory</text:p>
      <text:p text:style-name="P4">test:String</text:p>
      <text:p text:style-name="P4">user:String</text:p>
      <text:p text:style-name="P4">date:Date</text:p>
      <text:p text:style-name="P4">value:String</text:p>
      <text:p text:style-name="P4"/>
      <text:p text:style-name="P4">add()</text:p>
      <text:p text:style-name="P4">edit()</text:p>
      <text:p text:style-name="P4"/>
      <text:p text:style-name="P4">e.)Inpatient</text:p>
      <text:p text:style-name="P4">admissionNo:String</text:p>
      <text:p text:style-name="P4">date:Date</text:p>
      <text:p text:style-name="P4"/>
      <text:p text:style-name="P4">admit()</text:p>
      <text:p text:style-name="P4">discharge()</text:p>
      <text:p text:style-name="P4"/>
      <text:p text:style-name="P4">f.) pharmacy</text:p>
      <text:p text:style-name="P4">medication:String</text:p>
      <text:p text:style-name="P4">route:String</text:p>
      <text:p text:style-name="P4">dose:Integer</text:p>
      <text:p text:style-name="P4">duration:Integer</text:p>
      <text:p text:style-name="P4"/>
      <text:p text:style-name="P4"><text:soft-page-break/>prescribe()</text:p>
      <text:p text:style-name="P4">editPrescription()</text:p>
      <text:p text:style-name="P4"/>
      <text:p text:style-name="P4">g.) Billing</text:p>
      <text:p text:style-name="P4">insurance:String</text:p>
      <text:p text:style-name="P4">amount:Double</text:p>
      <text:p text:style-name="P4">date:Date</text:p>
      <text:p text:style-name="P4"/>
      <text:p text:style-name="P4">pay()</text:p>
      <text:p text:style-name="P4">edit()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soft-page-break/>2. In typical hospital setting there is alway need to collect patient information that will</text:p>
      <text:p text:style-name="P1">be analyzed. Thus, you are required to create a simple application running on</text:p>
      <text:p text:style-name="P1">OpenMRS that will be packaged in form of a module with the following</text:p>
      <text:p text:style-name="P1">functionalities:</text:p>
      <text:p text:style-name="P1"/>
      <text:p text:style-name="P1">a. Collect vital information which comprises weight, height, BMI, pulse rate,</text:p>
      <text:p text:style-name="P1">temperature and blood pressure.</text:p>
      <text:p text:style-name="P1"><text:s text:c="3"/>i.<text:span text:style-name="T3">) </text:span>Collecting weight </text:p>
      <text:p text:style-name="P1"/>
      <text:p text:style-name="P1"><text:s text:c="4"/>payload={"person":"1900a556-7828-11e7-a1eb-f5edc309e359",</text:p>
      <text:p text:style-name="P1"><text:tab/>"obsDatetime":"2018-02-20T09:46:21.974+0100",</text:p>
      <text:p text:style-name="P1"><text:tab/>"concept":"161df58d-7828-11e7-a1eb-f5edc309e359",</text:p>
      <text:p text:style-name="P1"><text:tab/>"value":"65kg"}</text:p>
      <text:p text:style-name="P1"><text:s text:c="2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<text:s text:c="3"/>ii.<text:span text:style-name="T3">) </text:span>Collecting height</text:p>
      <text:p text:style-name="P1"><text:s/></text:p>
      <text:p text:style-name="P1"><text:s text:c="6"/>payload={"person":"1900a556-7828-11e7-a1eb-f5edc309e359",</text:p>
      <text:p text:style-name="P1"><text:tab/>"obsDatetime":"2018-02-20T09:46:21.974+0100",</text:p>
      <text:p text:style-name="P1"><text:tab/>"concept":"161df796-7828-11e7-a1eb-f5edc309e359",</text:p>
      <text:p text:style-name="P1"><text:tab/>"value":"155cm"}</text:p>
      <text:p text:style-name="P1"><text:s text:c="5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iii.<text:span text:style-name="T3">)</text:span> Collecting BMI</text:p>
      <text:p text:style-name="P1"/>
      <text:p text:style-name="P1">payload={"person":"1900a556-7828-11e7-a1eb-f5edc309e359",</text:p>
      <text:p text:style-name="P1"><text:tab/>"obsDatetime":"2018-02-20T09:46:21.974+0100",</text:p>
      <text:p text:style-name="P1"><text:soft-page-break/><text:tab/>"concept":"161cdb4c-7828-11e7-a1eb-f5edc309e359",</text:p>
      <text:p text:style-name="P1"><text:tab/>"value":"20"}</text:p>
      <text:p text:style-name="P1"><text:s text:c="5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iv) Collecting pulse rate</text:p>
      <text:p text:style-name="P1"/>
      <text:p text:style-name="P1">payload={"person":"1900a556-7828-11e7-a1eb-f5edc309e359",</text:p>
      <text:p text:style-name="P1"><text:tab/>"obsDatetime":"2018-02-20T09:46:21.974+0100",</text:p>
      <text:p text:style-name="P1"><text:tab/>"concept":"161defd5-7828-11e7-a1eb-f5edc309e359",</text:p>
      <text:p text:style-name="P1"><text:tab/>"value":"180"}</text:p>
      <text:p text:style-name="P1"><text:s text:c="5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v) Collecting temperature</text:p>
      <text:p text:style-name="P1">payload={"person":"1900a556-7828-11e7-a1eb-f5edc309e359",</text:p>
      <text:p text:style-name="P1"><text:tab/>"obsDatetime":"2018-02-20T09:46:21.974+0100",</text:p>
      <text:p text:style-name="P1"><text:tab/>"concept":"161df33c-7828-11e7-a1eb-f5edc309e359",</text:p>
      <text:p text:style-name="P1"><text:tab/>"value":"28"}</text:p>
      <text:p text:style-name="P1"><text:s text:c="5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oft-page-break/><text:s text:c="8"/>}</text:p>
      <text:p text:style-name="P1"><text:s text:c="6"/>});</text:p>
      <text:p text:style-name="P1"/>
      <text:p text:style-name="P1">vi) Collecting systolic blood pressure</text:p>
      <text:p text:style-name="P1"/>
      <text:p text:style-name="P1">payload={"person":"1900a556-7828-11e7-a1eb-f5edc309e359",</text:p>
      <text:p text:style-name="P1"><text:tab/>"obsDatetime":"2018-02-20T09:46:21.974+0100",</text:p>
      <text:p text:style-name="P1"><text:tab/>"concept":"161de8d6-7828-11e7-a1eb-f5edc309e359",</text:p>
      <text:p text:style-name="P1"><text:tab/>"value":"28"}</text:p>
      <text:p text:style-name="P1"><text:s text:c="5"/>$.ajax({</text:p>
      <text:p text:style-name="P1"><text:s text:c="8"/>url:"localhost:8080/openmrs/ws/rest/v1/obs,</text:p>
      <text:p text:style-name="P1"><text:s text:c="8"/>type:"POST",</text:p>
      <text:p text:style-name="P1"><text:s text:c="8"/>data:payload,</text:p>
      <text:p text:style-name="P1"><text:s text:c="8"/>dataType: 'json',</text:p>
      <text:p text:style-name="P1"><text:s text:c="8"/>contentType: 'application/json',</text:p>
      <text:p text:style-name="P1"><text:s text:c="8"/>success:function(response){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2 b). Generate a simple listing report what display each patient’s vital signs.</text:p>
      <text:p text:style-name="P1"><text:s text:c="5"/></text:p>
      <text:p text:style-name="P1"><text:s text:c="6"/>$.ajax({</text:p>
      <text:p text:style-name="P1"><text:s text:c="8"/>url:"localhost:8080/openmrs/ws/rest/v1/obs?patient=1900a556-7828-11e7-a1eb-f5edc309e359",</text:p>
      <text:p text:style-name="P1"><text:s text:c="8"/>type:"GET",</text:p>
      <text:p text:style-name="P1"><text:s text:c="8"/>contentType: 'application/json',</text:p>
      <text:p text:style-name="P1"><text:s text:c="8"/>success:function(response){</text:p>
      <text:p text:style-name="P1"><text:s text:c="10"/>//Patient vitals can be obtained from the response variable and displayed on the view</text:p>
      <text:p text:style-name="P1"><text:s text:c="8"/>},</text:p>
      <text:p text:style-name="P1"><text:s text:c="8"/>error:function(error){</text:p>
      <text:p text:style-name="P1"><text:s text:c="10"/>console.log(JSON.stringify(error));</text:p>
      <text:p text:style-name="P1"><text:s text:c="8"/>}</text:p>
      <text:p text:style-name="P1"><text:s text:c="6"/>});</text:p>
      <text:p text:style-name="P1"/>
      <text:p text:style-name="P1">2 c). Generate a simple indicator report in which it displays number of patient</text:p>
      <text:p text:style-name="P1">with temperature higher than 37 degrees Celsius and are female.</text:p>
      <text:p text:style-name="P1">-In the reporting module create coded observation query for temperature</text:p>
      <text:p text:style-name="P1">-create composition query and set &gt; 37</text:p>
      <text:p text:style-name="P1">-create gender query and select female</text:p>
      <text:p text:style-name="P1">-select count indicator type</text:p>
      <text:p text:style-name="P1">-run the report</text:p>
      <text:p text:style-name="P1"><text:s/></text:p>
      <text:p text:style-name="P1">2 d). Add a scheduled task that runs every 5 minutes that flags patient with BMI above 27.</text:p>
      <text:p text:style-name="P1">-create coded observation query for BMI</text:p>
      <text:p text:style-name="P1">-create composition query and set &gt; 27</text:p>
      <text:p text:style-name="P1">-add this report to the openmrs scheduler and configure it to run after every five minutes</text:p>
      <text:p text:style-name="P1"/>
      <text:p text:style-name="P1"><text:soft-page-break/>2 e).Using OpenMRS API display a listing of patients who are above 15 years of age.</text:p>
      <text:p text:style-name="P1">-using the reporting module create a cohort age query and enter &gt; 15</text:p>
      <text:p text:style-name="P1">-choose the appropriate dates and run the report to view patient list</text:p>
      <text:p text:style-name="P1"/>
      <text:p text:style-name="P1"/>
      <text:p text:style-name="P1">2 f).Using appropriate code snippet, demonstrate how you can update OpenMRS data model.</text:p>
      <text:p text:style-name="P1"/>
      <text:p text:style-name="P1">Add a change set to your module's liquibase xml file eg</text:p>
      <text:p text:style-name="P1"><text:s text:c="3"/>&lt;changeSet author="ellymakuba" id="20018-03-01:11:58am"&gt;</text:p>
      <text:p text:style-name="P1"><text:s text:c="8"/>&lt;addColumn tableName="pharmacy_encounter"&gt;</text:p>
      <text:p text:style-name="P1"><text:s text:c="12"/>&lt;column name="site_waiving" type="char(38)" /&gt;</text:p>
      <text:p text:style-name="P1"><text:s text:c="8"/>&lt;/addColumn&gt;</text:p>
      <text:p text:style-name="P1"><text:s text:c="3"/>&lt;/changeSet&gt;</text:p>
      <text:p text:style-name="P1"/>
      <text:p text:style-name="P1"/>
      <text:p text:style-name="P1">Written Interview questions</text:p>
      <text:p text:style-name="P1"><text:s/>1.What are your current interests in terms of career growth.</text:p>
      <text:p text:style-name="P1">Be an active member of professional bodies like OWASP</text:p>
      <text:p text:style-name="P1"/>
      <text:p text:style-name="P1">2.Outline an achievement you attained which you are proud off.</text:p>
      <text:p text:style-name="P1">Developed a biometric identification module for openmrs </text:p>
      <text:p text:style-name="P1"/>
      <text:p text:style-name="P1">3.What would other people/colleagues say are your weaknesses</text:p>
      <text:p text:style-name="P1">I criticize myself a lot</text:p>
      <text:p text:style-name="P1"/>
      <text:p text:style-name="P1">4.In current/previous job what were the types of projects were you involved in</text:p>
      <text:p text:style-name="P1">Developed pharmacy module for OpenMRS</text:p>
      <text:p text:style-name="P1"/>
      <text:p text:style-name="P1">5.How do you handle conflicts</text:p>
      <text:p text:style-name="P1">First understand the cause of the conflict <text:span text:style-name="T1">and how it has affected those involved. Then find a solution for that moment and future occurences.</text:span></text:p>
      <text:p text:style-name="P1"/>
      <text:p text:style-name="P1">6.What is the one thing that you will change or bring to the company to make it successful?</text:p>
      <text:p text:style-name="P1">OpenMRS experience and other enterprise applications like odoo</text:p>
      <text:p text:style-name="P1"/>
      <text:p text:style-name="P1">7. What are your expectations from the company if you successfully qualify?</text:p>
      <text:p text:style-name="P1">To work with the company on consultancy terms</text:p>
      <text:p text:style-name="P1"/>
      <text:p text:style-name="P1">8. What is your ideal work environment, do you like working in a group or</text:p>
      <text:p text:style-name="P1">individually? Elaborate.</text:p>
      <text:p text:style-name="P2">I like working in a group because it improves my creativity</text:p>
      <text:p text:style-name="P2"/>
      <text:p text:style-name="P1">9. You have been working closely with an important client for several weeks. One</text:p>
      <text:p text:style-name="P1">afternoon during a meeting in the client’s office the client makes an inappropriate</text:p>
      <text:p text:style-name="P1">remark about your physical appearance and asks you out on a date. How would you</text:p>
      <text:p text:style-name="P1">handle this situation?</text:p>
      <text:p text:style-name="P2">Inform the client the our relationship is strictly professional </text:p>
      <text:p text:style-name="P2"/>
      <text:p text:style-name="P1">10. You come into work one morning and smell alcohol on the breath of a senior</text:p>
      <text:p text:style-name="P1"><text:soft-page-break/>co-worker about to lead a meeting with clients. What issues would you consider</text:p>
      <text:p text:style-name="P1">important in deciding what to do? </text:p>
      <text:p text:style-name="P2">The company reputation is critic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05:09.218503513</meta:creation-date>
    <dc:date>2018-03-01T17:40:01.082016782</dc:date>
    <meta:editing-duration>PT8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" meta:paragraph-count="222" meta:word-count="781" meta:character-count="7572" meta:non-whitespace-character-count="6287"/>
  </office:meta>
</office:document-meta>
</file>